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b913a" officeooo:paragraph-rsid="001b913a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b913a" officeooo:paragraph-rsid="001b913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e1fde" officeooo:paragraph-rsid="001e1fd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e1fde" officeooo:paragraph-rsid="003b7da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1fde" officeooo:paragraph-rsid="0060131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1fde" officeooo:paragraph-rsid="0068783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9cbf" officeooo:paragraph-rsid="001f9cb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44e7d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47bd3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493c9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68ba1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33bdb4" officeooo:paragraph-rsid="0033bdb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7122a8" officeooo:paragraph-rsid="007122a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74a3c4" officeooo:paragraph-rsid="0074a3c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paragraph-rsid="003b7daf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paragraph-rsid="0060131e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paragraph-rsid="00687833"/>
    </style:style>
    <style:style style:name="P18" style:family="paragraph" style:parent-style-name="Standard">
      <style:paragraph-properties fo:text-align="justify" style:justify-single-word="false"/>
      <style:text-properties officeooo:paragraph-rsid="004c91cd"/>
    </style:style>
    <style:style style:name="P19" style:family="paragraph" style:parent-style-name="Standard">
      <style:paragraph-properties fo:text-align="justify" style:justify-single-word="false"/>
      <style:text-properties officeooo:paragraph-rsid="004facb4"/>
    </style:style>
    <style:style style:name="P20" style:family="paragraph" style:parent-style-name="Standard">
      <style:paragraph-properties fo:text-align="justify" style:justify-single-word="false"/>
      <style:text-properties officeooo:paragraph-rsid="005433ab"/>
    </style:style>
    <style:style style:name="P21" style:family="paragraph" style:parent-style-name="Standard">
      <style:paragraph-properties fo:text-align="justify" style:justify-single-word="false"/>
      <style:text-properties officeooo:paragraph-rsid="005635da"/>
    </style:style>
    <style:style style:name="P22" style:family="paragraph" style:parent-style-name="Standard">
      <style:paragraph-properties fo:text-align="justify" style:justify-single-word="false"/>
      <style:text-properties officeooo:paragraph-rsid="0060131e"/>
    </style:style>
    <style:style style:name="P23" style:family="paragraph" style:parent-style-name="Standard">
      <style:paragraph-properties fo:text-align="justify" style:justify-single-word="false"/>
      <style:text-properties officeooo:paragraph-rsid="00687833"/>
    </style:style>
    <style:style style:name="P24" style:family="paragraph" style:parent-style-name="Standard">
      <style:paragraph-properties fo:text-align="justify" style:justify-single-word="false"/>
      <style:text-properties officeooo:rsid="004c91cd" officeooo:paragraph-rsid="004dc974"/>
    </style:style>
    <style:style style:name="P25" style:family="paragraph" style:parent-style-name="Standard">
      <style:paragraph-properties fo:text-align="justify" style:justify-single-word="false"/>
      <style:text-properties officeooo:rsid="004dc974" officeooo:paragraph-rsid="004dc974"/>
    </style:style>
    <style:style style:name="P26" style:family="paragraph" style:parent-style-name="Standard">
      <style:paragraph-properties fo:text-align="justify" style:justify-single-word="false"/>
      <style:text-properties officeooo:rsid="0053c9de" officeooo:paragraph-rsid="0053c9de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font-weight="normal" officeooo:rsid="002ae078" officeooo:paragraph-rsid="0084f09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31d57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84f09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33bdb4" officeooo:paragraph-rsid="0033bdb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f9cbf" officeooo:paragraph-rsid="001f9cb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60131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ae07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493c9e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aa5f8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e6da9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4b31c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4c91c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4dc97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53c9de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58c11a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5b0871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3bdb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61c4f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6595cb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687833" style:font-size-asian="12pt" style:font-weight-asian="normal" style:font-size-complex="12pt" style:font-weight-complex="normal"/>
    </style:style>
    <style:style style:name="T16" style:family="text">
      <style:text-properties officeooo:rsid="001e1fde"/>
    </style:style>
    <style:style style:name="T17" style:family="text">
      <style:text-properties officeooo:rsid="00285b25"/>
    </style:style>
    <style:style style:name="T18" style:family="text">
      <style:text-properties fo:font-variant="normal" fo:text-transform="none" fo:color="#000000" style:font-name="sans-serif" fo:font-size="9.75pt" fo:letter-spacing="normal" fo:font-style="normal" officeooo:rsid="001e1fd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sans-serif" fo:font-size="9.75pt" fo:letter-spacing="normal" fo:font-style="normal" officeooo:rsid="00433ab9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1" fo:font-size="12pt" fo:letter-spacing="normal" fo:font-style="normal" fo:font-weight="normal" officeooo:rsid="004facb4" style:font-size-asian="12pt" style:font-weight-asian="normal" style:font-size-complex="12pt" style:font-weight-complex="normal"/>
    </style:style>
    <style:style style:name="T21" style:family="text">
      <style:text-properties officeooo:rsid="00376004" style:font-size-asian="12pt" style:font-weight-asian="normal" style:font-size-complex="12pt" style:font-weight-complex="normal"/>
    </style:style>
    <style:style style:name="T22" style:family="text">
      <style:text-properties officeooo:rsid="001e1fde" style:font-size-asian="12pt" style:font-weight-asian="normal" style:font-size-complex="12pt" style:font-weight-complex="normal"/>
    </style:style>
    <style:style style:name="T23" style:family="text">
      <style:text-properties officeooo:rsid="00355c93" style:font-size-asian="12pt" style:font-weight-asian="normal" style:font-size-complex="12pt" style:font-weight-complex="normal"/>
    </style:style>
    <style:style style:name="T24" style:family="text">
      <style:text-properties officeooo:rsid="002e6da9"/>
    </style:style>
    <style:style style:name="T25" style:family="text">
      <style:text-properties style:font-name="Liberation Serif1" officeooo:rsid="0031d579"/>
    </style:style>
    <style:style style:name="T26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Serif1" fo:font-size="12pt" fo:font-weight="normal" officeooo:rsid="0031d579" style:font-size-asian="12pt" style:font-weight-asian="normal" style:font-size-complex="12pt" style:font-weight-complex="normal"/>
    </style:style>
    <style:style style:name="T28" style:family="text">
      <style:text-properties style:font-name="Liberation Serif1" fo:font-size="12pt" fo:font-weight="normal" officeooo:rsid="004facb4" style:font-size-asian="12pt" style:font-weight-asian="normal" style:font-size-complex="12pt" style:font-weight-complex="normal"/>
    </style:style>
    <style:style style:name="T29" style:family="text">
      <style:text-properties style:font-name="Liberation Serif1" fo:font-size="12pt" fo:font-weight="normal" officeooo:rsid="004dc974" style:font-size-asian="12pt" style:font-weight-asian="normal" style:font-size-complex="12pt" style:font-weight-complex="normal"/>
    </style:style>
    <style:style style:name="T30" style:family="text">
      <style:text-properties style:font-name="Liberation Serif1" fo:font-size="12pt" fo:font-weight="normal" officeooo:rsid="0053c9de" style:font-size-asian="12pt" style:font-weight-asian="normal" style:font-size-complex="12pt" style:font-weight-complex="normal"/>
    </style:style>
    <style:style style:name="T31" style:family="text">
      <style:text-properties style:font-name="Liberation Serif1" fo:font-size="12pt" fo:font-weight="normal" officeooo:rsid="005433ab" style:font-size-asian="12pt" style:font-weight-asian="normal" style:font-size-complex="12pt" style:font-weight-complex="normal"/>
    </style:style>
    <style:style style:name="T32" style:family="text">
      <style:text-properties style:font-name="Liberation Serif1" officeooo:rsid="00376004"/>
    </style:style>
    <style:style style:name="T33" style:family="text">
      <style:text-properties style:font-name="Liberation Serif1" officeooo:rsid="005433ab"/>
    </style:style>
    <style:style style:name="T34" style:family="text">
      <style:text-properties style:font-name="Liberation Serif1" officeooo:rsid="006df832"/>
    </style:style>
    <style:style style:name="T35" style:family="text">
      <style:text-properties officeooo:rsid="00355c93"/>
    </style:style>
    <style:style style:name="T36" style:family="text">
      <style:text-properties officeooo:rsid="0036038f"/>
    </style:style>
    <style:style style:name="T37" style:family="text">
      <style:text-properties officeooo:rsid="00376004"/>
    </style:style>
    <style:style style:name="T38" style:family="text">
      <style:text-properties officeooo:rsid="0047bd35"/>
    </style:style>
    <style:style style:name="T39" style:family="text">
      <style:text-properties officeooo:rsid="00493c9e"/>
    </style:style>
    <style:style style:name="T40" style:family="text">
      <style:text-properties fo:color="#000000" style:font-name="Liberation Serif1" fo:font-size="12pt" fo:font-weight="normal" officeooo:rsid="004facb4" style:font-size-asian="12pt" style:font-weight-asian="normal" style:font-size-complex="12pt" style:font-weight-complex="normal"/>
    </style:style>
    <style:style style:name="T41" style:family="text">
      <style:text-properties officeooo:rsid="006a9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T-Device</text:p>
      <text:p text:style-name="P2"/>
      <text:p text:style-name="P13">Url: http://192.168.1.49/IOT-App/</text:p>
      <text:p text:style-name="P14">Wifi: zmq58</text:p>
      <text:p text:style-name="P29">------------------------------------------------------------------------------------------------------------------------</text:p>
      <text:p text:style-name="P7"/>
      <text:p text:style-name="P7">LEVEL: 0 – <text:span text:style-name="T17">Super Admin</text:span></text:p>
      <text:p text:style-name="P2"><text:span text:style-name="T37">@</text:span><text:span text:style-name="T16">Lo</text:span><text:span text:style-name="T35">g</text:span><text:span text:style-name="T16">in id: </text:span>Super123</text:p>
      <text:p text:style-name="P3"><text:span text:style-name="T37">@</text:span>password :Super123</text:p>
      <text:p text:style-name="P3"/>
      <text:p text:style-name="P9"><text:span text:style-name="T36"># </text:span>Task</text:p>
      <text:p text:style-name="P9"><text:span text:style-name="T38">1. </text:span>Company Setup <text:span text:style-name="T25">»</text:span> <text:span text:style-name="T24">Create Company</text:span></text:p>
      <text:p text:style-name="P28">------------------------------------------------------------------------------------------------------------------------</text:p>
      <text:p text:style-name="P12"/>
      <text:p text:style-name="P12">LEVEL: 1 – Company Admin</text:p>
      <text:p text:style-name="P15"><text:span text:style-name="T21">@</text:span><text:span text:style-name="T22">Lo</text:span><text:span text:style-name="T23">g</text:span><text:span text:style-name="T22">in id: </text:span><text:span text:style-name="T19">jackman@zmq.in</text:span></text:p>
      <text:p text:style-name="P4"><text:span text:style-name="T37">@</text:span>password : BiZz9oda</text:p>
      <text:p text:style-name="P8"/>
      <text:p text:style-name="P10"><text:span text:style-name="T36"># </text:span>Task </text:p>
      <text:p text:style-name="P21"><text:span text:style-name="T3">1. </text:span><text:span text:style-name="T4">Staff</text:span><text:span text:style-name="T2"> Setup </text:span><text:span text:style-name="T27">»</text:span><text:span text:style-name="T2"> </text:span><text:span text:style-name="T6">Add </text:span><text:span text:style-name="T4">Staff </text:span><text:span text:style-name="T10">(Project Admin / PHC F</text:span><text:span text:style-name="T11">ie</text:span><text:span text:style-name="T10">ld Worker)</text:span></text:p>
      <text:p text:style-name="P18"><text:span text:style-name="T5">2. </text:span><text:span text:style-name="T7">Project Setup </text:span><text:span text:style-name="T27">»</text:span><text:span text:style-name="T2"> </text:span><text:span text:style-name="T7">Create</text:span><text:span text:style-name="T6"> </text:span><text:span text:style-name="T2"><text:s/></text:span><text:span text:style-name="T7">Project</text:span></text:p>
      <text:p text:style-name="P24"><text:span text:style-name="T1">3. </text:span><text:span text:style-name="T8">Assign Project </text:span><text:span text:style-name="T9">t</text:span><text:span text:style-name="T8">o Staff</text:span></text:p>
      <text:p text:style-name="P25"><text:span text:style-name="T27">4. </text:span><text:span text:style-name="T26">Toy Registration</text:span></text:p>
      <text:p text:style-name="P19"><text:span text:style-name="T29">5. Assign Toy </text:span><text:span text:style-name="T30">t</text:span><text:span text:style-name="T29">o PHC </text:span><text:span text:style-name="T28">(</text:span><text:span text:style-name="T40">P</text:span><text:span text:style-name="T20">rimary Health Care</text:span><text:span text:style-name="T28">)</text:span></text:p>
      <text:p text:style-name="P26"><text:span text:style-name="T28">6. </text:span><text:span text:style-name="T26">Assign Token </text:span><text:span text:style-name="T31">t</text:span><text:span text:style-name="T26">o Toys</text:span></text:p>
      <text:p text:style-name="P20"><text:span text:style-name="T31">7</text:span><text:span text:style-name="T28">. </text:span><text:span text:style-name="T30">Assign To</text:span><text:span text:style-name="T31">y</text:span><text:span text:style-name="T30"> </text:span><text:span text:style-name="T31">t</text:span><text:span text:style-name="T30">o </text:span><text:span text:style-name="T31">PHC-Staff</text:span></text:p>
      <text:p text:style-name="P27">------------------------------------------------------------------------------------------------------------------------</text:p>
      <text:p text:style-name="P22"><text:span text:style-name="T12"/></text:p>
      <text:p text:style-name="P22"><text:span text:style-name="T12">LEVEL: </text:span><text:span text:style-name="T13">2</text:span><text:span text:style-name="T12"> – </text:span><text:span text:style-name="T14">Project</text:span><text:span text:style-name="T12"> Admin</text:span></text:p>
      <text:p text:style-name="P16"><text:span text:style-name="T21">@</text:span><text:span text:style-name="T22">Lo</text:span><text:span text:style-name="T23">g</text:span><text:span text:style-name="T22">in id: </text:span><text:span text:style-name="T18">aasif.iqbal86@gmail.com</text:span></text:p>
      <text:p text:style-name="P5"><text:span text:style-name="T32">@</text:span><text:span text:style-name="T31">password : kRutppny</text:span></text:p>
      <text:p text:style-name="P29">------------------------------------------------------------------------------------------------------------------------</text:p>
      <text:p text:style-name="P29"/>
      <text:p text:style-name="P23"><text:span text:style-name="T12">LEVEL: </text:span><text:span text:style-name="T15">3</text:span><text:span text:style-name="T12"> – </text:span><text:span text:style-name="T15">PHC Staff</text:span></text:p>
      <text:p text:style-name="P17"><text:span text:style-name="T21">@</text:span><text:span text:style-name="T22">Lo</text:span><text:span text:style-name="T23">g</text:span><text:span text:style-name="T22">in id: </text:span><text:span text:style-name="T18">vikram@jackman.com</text:span></text:p>
      <text:p text:style-name="P6"><text:span text:style-name="T32">@</text:span><text:span text:style-name="T33">password : Pw4mFSeR</text:span></text:p>
      <text:p text:style-name="P11"/>
      <text:p text:style-name="P11"><text:span text:style-name="T36"># </text:span>Task </text:p>
      <text:p text:style-name="P11"><text:span text:style-name="T39">1. </text:span><text:span text:style-name="T41">Show Toys</text:span> <text:span text:style-name="T34">(Toys list under Phc-staff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2:05:34.459387565</meta:creation-date>
    <meta:generator>LibreOffice/6.4.7.2$Linux_X86_64 LibreOffice_project/40$Build-2</meta:generator>
    <dc:date>2022-11-11T11:24:07.296266711</dc:date>
    <meta:editing-duration>PT6H19M45S</meta:editing-duration>
    <meta:editing-cycles>51</meta:editing-cycles>
    <meta:document-statistic meta:table-count="0" meta:image-count="0" meta:object-count="0" meta:page-count="1" meta:paragraph-count="31" meta:word-count="111" meta:character-count="1134" meta:non-whitespace-character-count="1047"/>
  </office:meta>
</office:document-meta>
</file>